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onaco" svg:font-family="Monaco, Consolas, 'Andale Mono', 'DejaVu Sans Mono', monospace"/>
    <style:font-face style:name="Raleway" svg:font-family="Raleway, sans-serif"/>
    <style:font-face style:name="Source Sans Pro" svg:font-family="'Source Sans Pro', sans-serif"/>
    <style:font-face style:name="Ubuntu Mono" svg:font-family="'Ubuntu Mono'"/>
    <style:font-face style:name="var secondary-font" svg:font-family="'var secondary-fon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text-properties fo:font-variant="normal" fo:text-transform="none" fo:color="#333333" style:font-name="var secondary-font" fo:font-size="16.5pt" fo:letter-spacing="normal" fo:font-style="normal" fo:font-weight="bold" officeooo:rsid="000a97c6" officeooo:paragraph-rsid="000a97c6"/>
    </style:style>
    <style:style style:name="P2" style:family="paragraph" style:parent-style-name="Heading_20_3">
      <style:paragraph-properties fo:margin-left="0cm" fo:margin-right="0cm" fo:margin-top="0cm" fo:margin-bottom="1.058cm" loext:contextual-spacing="false" fo:orphans="2" fo:widows="2" fo:text-indent="0cm" style:auto-text-indent="false"/>
      <style:text-properties fo:font-variant="normal" fo:text-transform="none" style:font-name="var secondary-font" fo:font-size="12pt" fo:letter-spacing="normal" fo:font-style="normal" fo:font-weight="normal" officeooo:rsid="000c3c78" officeooo:paragraph-rsid="000c3c78"/>
    </style:style>
    <style:style style:name="P3" style:family="paragraph" style:parent-style-name="Standard">
      <style:text-properties officeooo:rsid="0009c94d" officeooo:paragraph-rsid="0009c94d"/>
    </style:style>
    <style:style style:name="P4" style:family="paragraph" style:parent-style-name="Standard">
      <style:text-properties officeooo:rsid="0009c94d" officeooo:paragraph-rsid="000a783f"/>
    </style:style>
    <style:style style:name="P5" style:family="paragraph" style:parent-style-name="Standard">
      <style:text-properties officeooo:rsid="000a783f" officeooo:paragraph-rsid="000a783f"/>
    </style:style>
    <style:style style:name="P6" style:family="paragraph" style:parent-style-name="Standard">
      <style:text-properties officeooo:rsid="000a97c6" officeooo:paragraph-rsid="000a97c6"/>
    </style:style>
    <style:style style:name="P7" style:family="paragraph" style:parent-style-name="Standard">
      <style:text-properties officeooo:rsid="000eba68" officeooo:paragraph-rsid="000eba68"/>
    </style:style>
    <style:style style:name="P8" style:family="paragraph" style:parent-style-name="Standard">
      <style:text-properties officeooo:rsid="0010ca26" officeooo:paragraph-rsid="0010ca26"/>
    </style:style>
    <style:style style:name="P9" style:family="paragraph" style:parent-style-name="Text_20_body">
      <style:paragraph-properties fo:margin-left="0cm" fo:margin-right="0cm" fo:margin-top="0cm" fo:margin-bottom="1.058cm" loext:contextual-spacing="false" fo:orphans="2" fo:widows="2" fo:text-indent="0cm" style:auto-text-indent="false"/>
      <style:text-properties fo:font-variant="normal" fo:text-transform="none" fo:color="#333333" style:font-name="Source Sans Pro" fo:font-size="10.5pt" fo:letter-spacing="normal" fo:font-style="normal" fo:font-weight="normal" officeooo:rsid="000a97c6" officeooo:paragraph-rsid="000a97c6"/>
    </style:style>
    <style:style style:name="P10" style:family="paragraph" style:parent-style-name="Text_20_body">
      <style:paragraph-properties fo:margin-left="0cm" fo:margin-right="0cm" fo:margin-top="0cm" fo:margin-bottom="1.058cm" loext:contextual-spacing="false" fo:orphans="2" fo:widows="2" fo:text-indent="0cm" style:auto-text-indent="false"/>
      <style:text-properties officeooo:paragraph-rsid="000c3c78"/>
    </style:style>
    <style:style style:name="P11" style:family="paragraph" style:parent-style-name="Text_20_body">
      <style:paragraph-properties fo:margin-left="0cm" fo:margin-right="0cm" fo:margin-top="0cm" fo:margin-bottom="1.058cm" loext:contextual-spacing="false" fo:orphans="2" fo:widows="2" fo:text-indent="0cm" style:auto-text-indent="false"/>
      <style:text-properties officeooo:rsid="000c3c78" officeooo:paragraph-rsid="000c3c78"/>
    </style:style>
    <style:style style:name="P12" style:family="paragraph" style:parent-style-name="Text_20_body">
      <style:paragraph-properties fo:margin-left="0cm" fo:margin-right="0cm" fo:margin-top="0cm" fo:margin-bottom="1.058cm" loext:contextual-spacing="false" fo:orphans="2" fo:widows="2" fo:text-indent="0cm" style:auto-text-indent="false"/>
      <style:text-properties officeooo:rsid="000cbec7" officeooo:paragraph-rsid="000cbec7"/>
    </style:style>
    <style:style style:name="P13"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fo:color="#333333" style:font-name="Source Sans Pro" fo:font-size="12pt" fo:letter-spacing="normal" fo:font-style="normal" fo:font-weight="normal"/>
    </style:style>
    <style:style style:name="P14" style:family="paragraph" style:parent-style-name="Text_20_body">
      <style:paragraph-properties fo:margin-left="0cm" fo:margin-right="0cm" fo:margin-top="0cm" fo:margin-bottom="0.635cm" loext:contextual-spacing="false" style:line-height-at-least="0.529cm" fo:orphans="2" fo:widows="2" fo:text-indent="0cm" style:auto-text-indent="false"/>
      <style:text-properties fo:font-variant="normal" fo:text-transform="none" style:font-name="Source Sans Pro" fo:font-size="12pt" fo:letter-spacing="normal" fo:font-style="normal" fo:font-weight="normal"/>
    </style:style>
    <style:style style:name="P15"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style>
    <style:style style:name="P16" style:family="paragraph" style:parent-style-name="Text_20_body">
      <style:paragraph-properties fo:margin-left="0cm" fo:margin-right="0cm" fo:margin-top="0cm" fo:margin-bottom="0cm" loext:contextual-spacing="false" style:line-height-at-least="0.635cm" fo:orphans="2" fo:widows="2" fo:text-indent="0cm" style:auto-text-indent="false" fo:padding="0cm" fo:border="none"/>
      <style:text-properties fo:font-variant="normal" fo:text-transform="none" fo:color="#333333" style:font-name="Raleway" fo:font-size="12pt" fo:letter-spacing="normal" fo:font-style="normal" fo:font-weight="normal"/>
    </style:style>
    <style:style style:name="P17" style:family="paragraph" style:parent-style-name="Text_20_body" style:list-style-name="L3">
      <style:paragraph-properties fo:margin-left="0cm" fo:margin-right="0cm" fo:margin-top="0cm" fo:margin-bottom="0cm" loext:contextual-spacing="false" fo:orphans="2" fo:widows="2" fo:text-indent="0cm" style:auto-text-indent="false" fo:padding="0cm" fo:border="none"/>
    </style:style>
    <style:style style:name="P18" style:family="paragraph" style:parent-style-name="Text_20_body" style:list-style-name="L1">
      <style:paragraph-properties fo:margin-top="0cm" fo:margin-bottom="0.212cm" loext:contextual-spacing="false" style:line-height-at-least="0.873cm" fo:orphans="2" fo:widows="2" fo:padding="0cm" fo:border="none"/>
    </style:style>
    <style:style style:name="P19" style:family="paragraph" style:parent-style-name="Text_20_body" style:list-style-name="L2">
      <style:paragraph-properties fo:margin-top="0cm" fo:margin-bottom="0.212cm" loext:contextual-spacing="false" style:line-height-at-least="0.794cm" fo:orphans="2" fo:widows="2" fo:padding="0cm" fo:border="none"/>
      <style:text-properties fo:font-variant="normal" fo:text-transform="none" fo:color="#333333" style:font-name="Source Sans Pro" fo:font-size="10.5pt" fo:letter-spacing="normal" fo:font-style="normal" fo:font-weight="normal"/>
    </style:style>
    <style:style style:name="T1" style:family="text">
      <style:text-properties officeooo:rsid="000a783f"/>
    </style:style>
    <style:style style:name="T2" style:family="text">
      <style:text-properties fo:color="#333333" style:font-name="Source Sans Pro" fo:font-size="10.5pt"/>
    </style:style>
    <style:style style:name="T3" style:family="text">
      <style:text-properties fo:font-variant="normal" fo:text-transform="none" fo:color="#0077cc" style:text-line-through-style="none" style:text-line-through-type="none" style:font-name="Source Sans Pro" fo:font-size="10.5pt" fo:letter-spacing="normal" fo:font-style="normal" style:text-underline-style="none" fo:font-weight="normal" style:text-blinking="false" fo:background-color="transparent" loext:char-shading-value="0"/>
    </style:style>
    <style:style style:name="T4" style:family="text">
      <style:text-properties fo:font-variant="normal" fo:text-transform="none" fo:color="#0077cc" style:text-line-through-style="none" style:text-line-through-type="none" style:font-name="Source Sans Pro" fo:font-size="10.5pt" fo:letter-spacing="normal" fo:font-style="normal" style:text-underline-style="none" fo:font-weight="normal" officeooo:rsid="000f8c98" style:text-blinking="false" fo:background-color="transparent" loext:char-shading-value="0"/>
    </style:style>
    <style:style style:name="T5" style:family="text">
      <style:text-properties fo:font-variant="normal" fo:text-transform="none" fo:color="#333333" style:font-name="Source Sans Pro" fo:font-size="10.5pt" fo:letter-spacing="normal" fo:font-style="normal" fo:font-weight="normal"/>
    </style:style>
    <style:style style:name="T6" style:family="text">
      <style:text-properties fo:font-variant="normal" fo:text-transform="none" fo:color="#333333" style:font-name="Source Sans Pro" fo:font-size="10.5pt" fo:letter-spacing="normal" fo:font-style="normal" fo:font-weight="normal" officeooo:rsid="000c3c78"/>
    </style:style>
    <style:style style:name="T7" style:family="text">
      <style:text-properties fo:font-variant="normal" fo:text-transform="none" fo:color="#333333" style:font-name="Raleway" fo:font-size="12pt" fo:letter-spacing="normal" fo:font-style="normal" fo:font-weight="bold" loext:padding="0cm" loext:border="none"/>
    </style:style>
    <style:style style:name="T8" style:family="text">
      <style:text-properties fo:font-variant="normal" fo:text-transform="none" fo:color="#333333" style:font-name="Raleway" fo:font-size="12pt" fo:letter-spacing="normal" fo:font-style="normal" fo:font-weight="normal"/>
    </style:style>
    <style:style style:name="T9" style:family="text">
      <style:text-properties fo:font-variant="normal" fo:text-transform="none" fo:color="#c7254e" style:font-name="Monaco" fo:font-size="12pt" fo:letter-spacing="normal" fo:font-style="normal" fo:font-weight="bold" fo:background-color="#f9f2f4" loext:char-shading-value="0" loext:padding="0cm" loext:border="none"/>
    </style:style>
    <style:style style:name="T10" style:family="text">
      <style:text-properties fo:font-variant="normal" fo:text-transform="none" fo:color="#c7254e" style:font-name="Monaco" fo:font-size="12pt" fo:letter-spacing="normal" fo:font-style="normal" fo:font-weight="normal" fo:background-color="#f9f2f4" loext:char-shading-value="0" loext:padding="0cm" loext:border="none"/>
    </style:style>
    <style:style style:name="T11" style:family="text">
      <style:text-properties fo:font-variant="normal" fo:text-transform="none" fo:color="#f2b90c" style:text-line-through-style="none" style:text-line-through-type="none" style:font-name="Raleway" fo:font-size="12pt" fo:letter-spacing="normal" fo:font-style="normal" style:text-underline-style="none" fo:font-weight="normal" style:text-blinking="false" fo:background-color="transparent" loext:char-shading-value="0" loext:padding="0cm" loext:border="none"/>
    </style:style>
    <style:style style:name="T12" style:family="text">
      <style:text-properties fo:color="#db002c" style:font-name="Ubuntu Mono" fo:background-color="#f1f1f1" loext:char-shading-value="0" loext:padding="0cm" loext:border="none"/>
    </style:style>
    <style:style style:name="T13" style:family="text">
      <style:text-properties fo:font-weight="bold"/>
    </style:style>
    <style:style style:name="T14" style:family="text">
      <style:text-properties officeooo:rsid="000eba68"/>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Clase 6: </text:p>
      <text:p text:style-name="P3"/>
      <text:p text:style-name="P3">Fondos</text:p>
      <text:p text:style-name="P3"/>
      <text:p text:style-name="P3">CSS</text:p>
      <text:p text:style-name="P3"/>
      <text:p text:style-name="P3">Background-color: #800000 <text:s text:c="4"/>//AGREGA UN COLOR DE FONFO</text:p>
      <text:p text:style-name="P3">Background-image: <text:span text:style-name="T1">url (‘ ’)</text:span> <text:s text:c="4"/>//AGREGA LA IMAGEN DE FONDO, QUEDA POR ENCIMA DEL COLOR DE FONDO, <text:span text:style-name="T1">URL DE LA</text:span> <text:span text:style-name="T1">IMAGEN CON COMILLA SIMPLE</text:span></text:p>
      <text:p text:style-name="P7">height:300px PARA CUANDO LAS IMAGENES NO SE VEN PORQJE NO HAY CONTENIDO, AGRANDO LA IMAGEN</text:p>
      <text:p text:style-name="P7">//SI LA IMAGEN ES PARA FORZAR EL CONTENIDO NO USO BACKGROUND, USO HTML PORQUE SI ALGUIEN NO VIDENTE LO MIRA LO PUEDE ESCUCHAR MENCIONAR</text:p>
      <text:p text:style-name="P3"/>
      <text:p text:style-name="P3"/>
      <text:p text:style-name="P3">Background-repeat: repeat; //SE REPITE LA IMAGEN, </text:p>
      <text:p text:style-name="P3">Background-repeat: no-repeat; //NO SE REPITE LA IMG</text:p>
      <text:p text:style-name="P3">Background-repeat: repeat-y; <text:s/>//HACE QUE LA IMG SE REPITA SEGUN UN RESP EJE</text:p>
      <text:p text:style-name="P3"/>
      <text:p text:style-name="P3">Background-position: center botton; ///RECIBE DOS VALORES, POSISION EJEX (LEFT <text:span text:style-name="T14">NUMEROS NEGATIVOS PARA LA IZQ , </text:span>RIGHT), POSICION EJE Y (TOP <text:span text:style-name="T14">NUMEROS NEGATIVOS PARA ABAJO</text:span> Y BOOTOM)</text:p>
      <text:p text:style-name="P3"/>
      <text:p text:style-name="P3">Background-attachment: scroll //LA IMAGEN SE DESPLAZA CON EL DOC por defecto <text:s/></text:p>
      <text:p text:style-name="P3"><text:s/>Blackground-attachment: fixed <text:s/>//LA IMAGEN SE MANTIENE FIJA CUANDO MUEVO EL SCROLL</text:p>
      <text:p text:style-name="P3"/>
      <text:p text:style-name="P3">Background-size: contain //LA IMAGEN OCUPA TODO EL ANCHO O TODO EL ALTO DEL AREA DEL ELEMENTO AL QUE SE LE APLICO ESTA IMAGEN DE FONDO</text:p>
      <text:p text:style-name="P3"/>
      <text:p text:style-name="P3">Background-size: cover //LA IMAGEN OCUPA TODA EL AREA VISUAL</text:p>
      <text:p text:style-name="P3"/>
      <text:p text:style-name="P5">EJEMPLO</text:p>
      <text:p text:style-name="P3"/>
      <text:p text:style-name="P4"><text:s/><text:span text:style-name="T1">p {</text:span>Background-size: cover <text:span text:style-name="T1">}</text:span></text:p>
      <text:p text:style-name="P4"/>
      <text:p text:style-name="P6">ICONOS</text:p>
      <text:p text:style-name="P6"/>
      <text:h text:style-name="P1" text:outline-level="2">¿Cómo podemos incluir iconos en nuestra web?</text:h>
      <text:p text:style-name="P13">Al igual que como ocurre con las fonts web, es necesario, en primer lugar, seleccionar la librería de iconos que vamos a utilizar.</text:p>
      <text:p text:style-name="P13">Hay muchísimas librerías gratuitas y también de pago disponibles en la web. Estas son algunas de ellas:</text:p>
      <text:list xml:id="list1887749492" text:style-name="L1">
        <text:list-item>
          <text:p text:style-name="P18"><text:a xlink:type="simple" xlink:href="https://fontawesome.com/" text:style-name="Internet_20_link" text:visited-style-name="Visited_20_Internet_20_Link"><text:span text:style-name="T3">Font Awesome</text:span></text:a></text:p>
          <text:p text:style-name="P18"><text:a xlink:type="simple" xlink:href="https://fontawesome.com/" text:style-name="Internet_20_link" text:visited-style-name="Visited_20_Internet_20_Link"><text:span text:style-name="T3">https://fontawesome.com/</text:span></text:a></text:p>
          <text:p text:style-name="P18"><text:soft-page-break/><text:a xlink:type="simple" xlink:href="https://cdnjs.com/" text:style-name="Internet_20_link" text:visited-style-name="Visited_20_Internet_20_Link">https://cdnjs.com/</text:a><text:span text:style-name="T3"> </text:span><text:span text:style-name="T4">PARA ENCONTRAR LOS CDN QUE NECESITE PORQUE EN FONT ASWOME ES MEDIO ENROSCADO ENCONTRARLO</text:span></text:p>
        </text:list-item>
        <text:list-item>
          <text:p text:style-name="P18"><text:a xlink:type="simple" xlink:href="https://useiconic.com/icons/" text:style-name="Internet_20_link" text:visited-style-name="Visited_20_Internet_20_Link"><text:span text:style-name="T3">Iconic</text:span></text:a></text:p>
          <text:p text:style-name="P18"><text:span text:style-name="T3">https://useiconic.com/icons/</text:span></text:p>
        </text:list-item>
        <text:list-item>
          <text:p text:style-name="P18"><text:a xlink:type="simple" xlink:href="https://material.io/design/iconography/system-icons.html" text:style-name="Internet_20_link" text:visited-style-name="Visited_20_Internet_20_Link"><text:span text:style-name="T3">Material Design</text:span></text:a></text:p>
          <text:p text:style-name="P18"><text:span text:style-name="T3">https://material.io/design/iconography/system-icons.html</text:span></text:p>
        </text:list-item>
      </text:list>
      <text:p text:style-name="P13">Dependiendo de cual elijamos, son las instrucciones que deberemos seguir. Pero probemos con la librería Font Awesome.</text:p>
      <text:p text:style-name="P13">Font Awesome es una librería como cualquier otra, por tanto, para usarla lo primero que debemos hacer es incluir esa librería —generalmente al inicio del documento—, o bien tener en nuestros servidor los archivos de fuente con que trabaja FontAwesome.</text:p>
      <text:p text:style-name="P13">La forma más simple sería incluir la propia librería de ellos. Los pasos para hacerlo son:</text:p>
      <text:list xml:id="list4246039492" text:style-name="L2">
        <text:list-item>
          <text:p text:style-name="P19">Incluimos el enlace a nuestros iconos dentro del <text:span text:style-name="T12">&lt;head&gt;</text:span> del HTML: <text:span text:style-name="T12">&lt;link rel="stylesheet" href="https://use.fontawesome.com/releases/v5.15.2/css/all.css"&gt;</text:span></text:p>
        </text:list-item>
        <text:list-item>
          <text:p text:style-name="P19">Insertar el icono seleccionado en el lugar del <text:span text:style-name="T12">&lt;body&gt;</text:span> que más nos guste: <text:span text:style-name="T12">&lt;i class="fas fa-exclamation-triangle"&gt;&lt;/i&gt;</text:span></text:p>
        </text:list-item>
      </text:list>
      <text:p text:style-name="P13">Recordemos que también es posible tenerlos alojados en nuestro servidor. En ese caso, primero tenemos que descargarlos y, posteriormente. linkear en nuestro html el CSS y el JS correspondiente.</text:p>
      <text:p text:style-name="P9">FUENTES:</text:p>
      <text:p text:style-name="P9">fuentes seguras para sitios web: están preinstaladas en todos los dispositivos</text:p>
      <text:p text:style-name="P10"><text:span text:style-name="T6">p{font-family : <text:s/>Arial, vedadna, SANS.SERF} <text:s/>LE DAMOS AL NAVEGADOR TRES OPCIONES, SI TIENE INSTALADA ARIAL LA USA, SINO VEDANA Y SINO SANS-SERF con esta ultima nos aseguramos que se vea lo mas parecida <text:s/>a lo que queremos si no tiene instalada una de las dos primeras</text:span></text:p>
      <text:p text:style-name="P11"><text:span text:style-name="T5">SANS- SERF ES UNA DE LAS FAMILIAS GENERICAS, QUE HAY VARIAS</text:span></text:p>
      <text:p text:style-name="P11"><text:span text:style-name="T5"/></text:p>
      <text:h text:style-name="P2" text:outline-level="3"><text:soft-page-break/><text:span text:style-name="T2">Fuentes de terceros</text:span></text:h>
      <text:p text:style-name="P14"><text:span text:style-name="T13">Google Fonts</text:span> es un directorio de fuentes de fuente abierta que se ha vuelto ampliamente utilizado en los últimos años.</text:p>
      <text:p text:style-name="P14">Veamos en este video cortito como podemos seleccionar Google Fonts e implementarlas en nuestro proyecto</text:p>
      <text:p text:style-name="P11"><text:span text:style-name="T5"> </text:span><text:span text:style-name="T7">La regla </text:span><text:span text:style-name="Source_20_Text"><text:span text:style-name="T9">@font-face</text:span></text:span><text:span text:style-name="T7"> permite utilizar fuentes no instaladas en la computadora del usuario, sino en un servidor web</text:span><text:span text:style-name="T8">. De esta manera, la posibilidad de mostrar o no la fuente requerida pasa a depender más del desarrollador que del usuario.</text:span></text:p>
      <text:p text:style-name="P16">¿Cómo utilizar esta regla? El primer paso es asignarle a la fuente un identificador y especificar la ubicación del archivo de tipografía:</text:p>
      <text:p text:style-name="P15"><text:span text:style-name="Source_20_Text"><text:span text:style-name="T10">@font-face {<text:line-break/>font-family:'Mi fuente’; src: url('../Fuentes/mifuente.ttf’);<text:line-break/>}</text:span></text:span></text:p>
      <text:p text:style-name="P16">Cuando queramos utilizarla, la invocamos a través de su identificador:</text:p>
      <text:p text:style-name="P15"><text:span text:style-name="Source_20_Text"><text:span text:style-name="T10">.sidebar p {<text:line-break/>font-family: "Mi fuente";<text:line-break/>}</text:span></text:span></text:p>
      <text:p text:style-name="P15"><text:span text:style-name="T8">Los archivos de tipografías pueden presentar formatos como TTF, OTF, WOFF, EOT y </text:span><text:a xlink:type="simple" xlink:href="http://www.4rsoluciones.com/blog/svg-imagenes-inteligentes-para-la-web-2/" text:style-name="Internet_20_link" text:visited-style-name="Visited_20_Internet_20_Link"><text:span text:style-name="T11">SVG</text:span></text:a><text:span text:style-name="T8">. En general, los navegadores no soportan todos estos formatos. Además, el estándar CSS3 todavía no está plenamente adoptado. Por eso, es bueno utilizar segundas opciones de fuentes por si la primera no puede mostrarse:</text:span></text:p>
      <text:p text:style-name="P15"><text:span text:style-name="Source_20_Text"><text:span text:style-name="T10">.sidebar p {<text:line-break/>font-family: "Mi fuente", Arial, Helvetica, sans-serif;<text:line-break/>}</text:span></text:span></text:p>
      <text:p text:style-name="P16">La fuente que elijamos puede modificarse a través de propiedades opcionales:</text:p>
      <text:list xml:id="list2521468167" text:style-name="L3">
        <text:list-item>
          <text:p text:style-name="P17"><text:span text:style-name="Source_20_Text"><text:span text:style-name="T10">font-stretch</text:span></text:span><text:span text:style-name="T8">: define el nivel de estiramiento o compresión horizontal de cada carácter</text:span></text:p>
        </text:list-item>
        <text:list-item>
          <text:p text:style-name="P17"><text:span text:style-name="Source_20_Text"><text:span text:style-name="T10">font-style</text:span></text:span><text:span text:style-name="T8">: define cómo estilizar el texto.</text:span></text:p>
        </text:list-item>
        <text:list-item>
          <text:p text:style-name="P17"><text:span text:style-name="Source_20_Text"><text:span text:style-name="T10">font-weight</text:span></text:span><text:span text:style-name="T8">: establece el espesor de los caracteres.</text:span></text:p>
        </text:list-item>
        <text:list-item>
          <text:p text:style-name="P17"><text:span text:style-name="Source_20_Text"><text:span text:style-name="T10">unicode-range</text:span></text:span><text:span text:style-name="T8">: establece el rango de caracteres Unicode soportado por la fuente.</text:span></text:p>
        </text:list-item>
      </text:list>
      <text:p text:style-name="P11"><text:span text:style-name="T5"/></text:p>
      <text:p text:style-name="P12"><text:span text:style-name="T5">PAGINA PARA AGREGAR FUENTES: fonts.google</text:span></text:p>
      <text:p text:style-name="P8">PARA SACARLE LO AZUL A LOS LINK text-decoration none</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onaco" svg:font-family="Monaco, Consolas, 'Andale Mono', 'DejaVu Sans Mono', monospace"/>
    <style:font-face style:name="Raleway" svg:font-family="Raleway, sans-serif"/>
    <style:font-face style:name="Source Sans Pro" svg:font-family="'Source Sans Pro', sans-serif"/>
    <style:font-face style:name="Ubuntu Mono" svg:font-family="'Ubuntu Mono'"/>
    <style:font-face style:name="var secondary-font" svg:font-family="'var secondary-font'"/>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4-07T15:39:31.338000000</meta:creation-date>
    <dc:date>2021-04-07T22:03:47.396000000</dc:date>
    <meta:editing-duration>PT3H1M9S</meta:editing-duration>
    <meta:editing-cycles>2</meta:editing-cycles>
    <meta:generator>LibreOffice/6.4.2.2$Windows_X86_64 LibreOffice_project/4e471d8c02c9c90f512f7f9ead8875b57fcb1ec3</meta:generator>
    <meta:document-statistic meta:table-count="0" meta:image-count="0" meta:object-count="0" meta:page-count="3" meta:paragraph-count="55" meta:word-count="713" meta:character-count="4655" meta:non-whitespace-character-count="3991"/>
  </office:meta>
</office:document-meta>
</file>